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7c1e" officeooo:paragraph-rsid="00027c1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7c1e" officeooo:paragraph-rsid="00027c1e" style:font-weight-asian="bold" style:font-weight-complex="bold"/>
    </style:style>
    <style:style style:name="P3" style:family="paragraph" style:parent-style-name="Standard">
      <style:text-properties officeooo:rsid="00042500" officeooo:paragraph-rsid="00042500"/>
    </style:style>
    <style:style style:name="P4" style:family="paragraph" style:parent-style-name="Standard">
      <style:text-properties officeooo:rsid="00058e44" officeooo:paragraph-rsid="00058e44"/>
    </style:style>
    <style:style style:name="P5" style:family="paragraph" style:parent-style-name="Standard">
      <style:text-properties officeooo:rsid="0006f263" officeooo:paragraph-rsid="0006f263"/>
    </style:style>
    <style:style style:name="P6" style:family="paragraph" style:parent-style-name="Standard">
      <style:text-properties officeooo:rsid="00027c1e" officeooo:paragraph-rsid="00027c1e"/>
    </style:style>
    <style:style style:name="P7" style:family="paragraph" style:parent-style-name="Standard">
      <style:text-properties officeooo:rsid="0007a074" officeooo:paragraph-rsid="0007a074"/>
    </style:style>
    <style:style style:name="P8" style:family="paragraph" style:parent-style-name="Standard">
      <style:text-properties officeooo:rsid="000aa970" officeooo:paragraph-rsid="000aa9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rtfolio Page notes</text:p>
      <text:p text:style-name="P1"/>
      <text:p text:style-name="P1">Include some hover/highlight functionality.</text:p>
      <text:p text:style-name="P1"/>
      <text:p text:style-name="P3">Include link in portfolio and proficiencies.</text:p>
      <text:p text:style-name="P4"/>
      <text:p text:style-name="P7">Include favicon</text:p>
      <text:p text:style-name="P7"/>
      <text:p text:style-name="P8">Make sure anchors go to titles</text:p>
      <text:p text:style-name="P8"/>
      <text:p text:style-name="P8">Align text midd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08:45:56.185721732</meta:creation-date>
    <dc:date>2017-09-13T14:48:58.826384263</dc:date>
    <meta:editing-duration>PT53M4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24" meta:character-count="169" meta:non-whitespace-character-count="151"/>
  </office:meta>
</office:document-meta>
</file>